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0e3" officeooo:paragraph-rsid="000130e3"/>
    </style:style>
    <style:style style:name="P2" style:family="paragraph" style:parent-style-name="Standard">
      <style:paragraph-properties fo:line-height="115%"/>
      <style:text-properties officeooo:rsid="000130e3" officeooo:paragraph-rsid="000130e3"/>
    </style:style>
    <style:style style:name="P3" style:family="paragraph" style:parent-style-name="Standard">
      <style:paragraph-properties fo:line-height="115%"/>
      <style:text-properties officeooo:rsid="000130e3" officeooo:paragraph-rsid="0003ad2b"/>
    </style:style>
    <style:style style:name="P4" style:family="paragraph" style:parent-style-name="Standard">
      <style:paragraph-properties fo:text-align="center" style:justify-single-word="false"/>
      <style:text-properties fo:font-size="16pt" officeooo:rsid="000130e3" officeooo:paragraph-rsid="000130e3" style:font-size-asian="16pt" style:font-size-complex="16pt"/>
    </style:style>
    <style:style style:name="P5" style:family="paragraph" style:parent-style-name="Standard">
      <style:paragraph-properties fo:line-height="115%"/>
      <style:text-properties officeooo:rsid="00032510" officeooo:paragraph-rsid="0003ad2b"/>
    </style:style>
    <style:style style:name="P6" style:family="paragraph" style:parent-style-name="Standard">
      <style:paragraph-properties fo:line-height="115%"/>
      <style:text-properties officeooo:rsid="00032510" officeooo:paragraph-rsid="0004f81b"/>
    </style:style>
    <style:style style:name="P7" style:family="paragraph" style:parent-style-name="Standard">
      <style:paragraph-properties fo:line-height="115%"/>
      <style:text-properties officeooo:rsid="00032510" officeooo:paragraph-rsid="0008f720"/>
    </style:style>
    <style:style style:name="P8" style:family="paragraph" style:parent-style-name="Standard">
      <style:paragraph-properties fo:line-height="115%"/>
      <style:text-properties officeooo:rsid="00032510" officeooo:paragraph-rsid="000d342d"/>
    </style:style>
    <style:style style:name="P9" style:family="paragraph" style:parent-style-name="Standard">
      <style:paragraph-properties fo:line-height="115%"/>
      <style:text-properties officeooo:rsid="00032510" officeooo:paragraph-rsid="000e393f"/>
    </style:style>
    <style:style style:name="P10" style:family="paragraph" style:parent-style-name="Standard">
      <style:paragraph-properties fo:line-height="115%"/>
      <style:text-properties officeooo:rsid="00032510" officeooo:paragraph-rsid="000fa799"/>
    </style:style>
    <style:style style:name="P11" style:family="paragraph" style:parent-style-name="Standard">
      <style:paragraph-properties fo:line-height="115%"/>
      <style:text-properties officeooo:rsid="00032510" officeooo:paragraph-rsid="00109f84"/>
    </style:style>
    <style:style style:name="P12" style:family="paragraph" style:parent-style-name="Standard">
      <style:paragraph-properties fo:line-height="115%"/>
      <style:text-properties officeooo:paragraph-rsid="000fa799"/>
    </style:style>
    <style:style style:name="P13" style:family="paragraph" style:parent-style-name="Standard">
      <style:paragraph-properties fo:line-height="115%"/>
      <style:text-properties fo:font-size="14pt" officeooo:rsid="000130e3" officeooo:paragraph-rsid="000130e3" style:font-size-asian="14pt" style:font-size-complex="14pt"/>
    </style:style>
    <style:style style:name="P14" style:family="paragraph" style:parent-style-name="Standard">
      <style:paragraph-properties fo:line-height="115%"/>
      <style:text-properties fo:font-weight="bold" officeooo:rsid="000130e3" officeooo:paragraph-rsid="000130e3" style:font-weight-asian="bold" style:font-weight-complex="bold"/>
    </style:style>
    <style:style style:name="P15" style:family="paragraph" style:parent-style-name="Standard">
      <style:paragraph-properties fo:line-height="115%"/>
      <style:text-properties fo:font-weight="bold" officeooo:rsid="00032510" officeooo:paragraph-rsid="000d342d" style:font-weight-asian="bold" style:font-weight-complex="bold"/>
    </style:style>
    <style:style style:name="P16" style:family="paragraph" style:parent-style-name="Standard">
      <style:paragraph-properties fo:line-height="115%"/>
      <style:text-properties style:text-underline-style="none" fo:font-weight="bold" officeooo:rsid="00032510" officeooo:paragraph-rsid="00032510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normal" officeooo:rsid="000fa799" officeooo:paragraph-rsid="000fa799" style:font-weight-asian="normal" style:font-weight-complex="normal"/>
    </style:style>
    <style:style style:name="P18" style:family="paragraph" style:parent-style-name="Standard">
      <style:paragraph-properties fo:line-height="115%"/>
      <style:text-properties fo:font-weight="normal" officeooo:rsid="00109f84" officeooo:paragraph-rsid="00109f84" style:font-weight-asian="normal" style:font-weight-complex="normal"/>
    </style:style>
    <style:style style:name="P19" style:family="paragraph" style:parent-style-name="Standard">
      <style:paragraph-properties fo:line-height="115%"/>
      <style:text-properties fo:font-size="10.5pt" fo:font-weight="normal" officeooo:rsid="00109f84" officeooo:paragraph-rsid="00109f84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15%"/>
      <style:text-properties style:font-name="Noto Sans CJK SC Regular" fo:font-size="10.5pt" fo:font-weight="normal" officeooo:rsid="00109f84" officeooo:paragraph-rsid="00109f84" style:font-name-asian="Noto Sans CJK SC Regular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15%"/>
      <style:text-properties style:font-name="Noto Sans CJK SC Regular" fo:font-size="10.5pt" fo:font-weight="normal" officeooo:paragraph-rsid="00109f84"/>
    </style:style>
    <style:style style:name="P22" style:family="paragraph" style:parent-style-name="Preformatted_20_Text">
      <style:paragraph-properties fo:line-height="115%"/>
      <style:text-properties fo:color="#008080" style:font-name="DejaVu Sans Mono" fo:font-size="12pt" fo:font-weight="bold" officeooo:paragraph-rsid="00109f84"/>
    </style:style>
    <style:style style:name="T1" style:family="text">
      <style:text-properties officeooo:rsid="00032510"/>
    </style:style>
    <style:style style:name="T2" style:family="text">
      <style:text-properties officeooo:rsid="0003ad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2510" style:font-weight-asian="bold" style:font-weight-complex="bold"/>
    </style:style>
    <style:style style:name="T5" style:family="text">
      <style:text-properties fo:font-weight="bold" officeooo:rsid="00044c23" style:font-weight-asian="bold" style:font-weight-complex="bold"/>
    </style:style>
    <style:style style:name="T6" style:family="text">
      <style:text-properties fo:font-weight="bold" officeooo:rsid="0004f81b" style:font-weight-asian="bold" style:font-weight-complex="bold"/>
    </style:style>
    <style:style style:name="T7" style:family="text">
      <style:text-properties fo:font-weight="bold" officeooo:rsid="0005c6eb" style:font-weight-asian="bold" style:font-weight-complex="bold"/>
    </style:style>
    <style:style style:name="T8" style:family="text">
      <style:text-properties fo:font-weight="bold" officeooo:rsid="0007bc6e" style:font-weight-asian="bold" style:font-weight-complex="bold"/>
    </style:style>
    <style:style style:name="T9" style:family="text">
      <style:text-properties fo:font-weight="bold" officeooo:rsid="000d342d" style:font-weight-asian="bold" style:font-weight-complex="bold"/>
    </style:style>
    <style:style style:name="T10" style:family="text">
      <style:text-properties fo:font-weight="bold" officeooo:rsid="000fa799" style:font-weight-asian="bold" style:font-weight-complex="bold"/>
    </style:style>
    <style:style style:name="T11" style:family="text">
      <style:text-properties fo:color="#008080" style:font-name="DejaVu Sans Mono" fo:font-size="12pt" fo:font-weight="bold"/>
    </style:style>
    <style:style style:name="T12" style:family="text">
      <style:text-properties fo:color="#000000" fo:font-weight="normal" officeooo:rsid="0008f720" style:font-weight-asian="normal" style:font-weight-complex="normal"/>
    </style:style>
    <style:style style:name="T13" style:family="text">
      <style:text-properties officeooo:rsid="00044c2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4f81b" style:font-weight-asian="normal" style:font-weight-complex="normal"/>
    </style:style>
    <style:style style:name="T16" style:family="text">
      <style:text-properties fo:font-weight="normal" officeooo:rsid="0005c6eb" style:font-weight-asian="normal" style:font-weight-complex="normal"/>
    </style:style>
    <style:style style:name="T17" style:family="text">
      <style:text-properties fo:font-weight="normal" officeooo:rsid="0007bc6e" style:font-weight-asian="normal" style:font-weight-complex="normal"/>
    </style:style>
    <style:style style:name="T18" style:family="text">
      <style:text-properties fo:font-weight="normal" officeooo:rsid="0008dc10" style:font-weight-asian="normal" style:font-weight-complex="normal"/>
    </style:style>
    <style:style style:name="T19" style:family="text">
      <style:text-properties fo:font-weight="normal" officeooo:rsid="0008f720" style:font-weight-asian="normal" style:font-weight-complex="normal"/>
    </style:style>
    <style:style style:name="T20" style:family="text">
      <style:text-properties fo:font-weight="normal" officeooo:rsid="000d342d" style:font-weight-asian="normal" style:font-weight-complex="normal"/>
    </style:style>
    <style:style style:name="T21" style:family="text">
      <style:text-properties fo:font-weight="normal" officeooo:rsid="0003ad2b" style:font-weight-asian="normal" style:font-weight-complex="normal"/>
    </style:style>
    <style:style style:name="T22" style:family="text">
      <style:text-properties fo:font-weight="normal" officeooo:rsid="000e393f" style:font-weight-asian="normal" style:font-weight-complex="normal"/>
    </style:style>
    <style:style style:name="T23" style:family="text">
      <style:text-properties fo:font-weight="normal" officeooo:rsid="000fa799" style:font-weight-asian="normal" style:font-weight-complex="normal"/>
    </style:style>
    <style:style style:name="T24" style:family="text">
      <style:text-properties fo:color="#663300"/>
    </style:style>
    <style:style style:name="T25" style:family="text">
      <style:text-properties fo:color="#663300" fo:font-weight="normal" officeooo:rsid="0005c6eb" style:font-weight-asian="normal" style:font-weight-complex="normal"/>
    </style:style>
    <style:style style:name="T26" style:family="text">
      <style:text-properties officeooo:rsid="0008f720"/>
    </style:style>
    <style:style style:name="T27" style:family="text">
      <style:text-properties fo:color="#ff6600" fo:font-weight="normal" officeooo:rsid="0008f720" style:font-weight-asian="normal" style:font-weight-complex="normal"/>
    </style:style>
    <style:style style:name="T28" style:family="text">
      <style:text-properties fo:color="#ff3333"/>
    </style:style>
    <style:style style:name="T29" style:family="text">
      <style:text-properties officeooo:rsid="00109f84"/>
    </style:style>
    <style:style style:name="T30" style:family="text">
      <style:text-properties fo:font-size="14pt" officeooo:rsid="000130e3" style:font-size-asian="14pt" style:font-size-complex="14pt"/>
    </style:style>
    <style:style style:name="T31" style:family="text">
      <style:text-properties fo:font-size="14pt" officeooo:rsid="0008f720" style:font-size-asian="14pt" style:font-size-complex="14pt"/>
    </style:style>
    <style:style style:name="T32" style:family="text">
      <style:text-properties officeooo:rsid="0011349d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officeooo:rsid="00109f84" style:font-name-asian="Noto Sans CJK SC Regular" style:font-size-asian="10.5pt" style:font-weight-asian="normal" style:font-size-complex="10.5pt" style:font-weight-complex="normal"/>
    </style:style>
    <style:style style:name="T35" style:family="text">
      <style:text-properties officeooo:rsid="0011349d" style:font-name-asian="Noto Sans CJK SC Regular" style:font-size-asian="10.5pt" style:font-weight-asian="normal" style:font-size-complex="10.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对 Web 项目的说明</text:p>
      <text:p text:style-name="P1"/>
      <text:p text:style-name="P2"><text:span text:style-name="T28">uosWeb 项目</text:span>是基于 Django 的，目前包含了3个 app，分别是 cis（持续集成系统）、login（登录系统）、sts（压力测试系统），重点是 sts。</text:p>
      <text:p text:style-name="P2"><text:span text:style-name="T28">TestMaster 项目</text:span>是基于Django的<text:span text:style-name="T26">，主要是模拟真实的 TestMaster。这个项目可以理解为根据用户访问的url来返回不同数据的。</text:span></text:p>
      <text:p text:style-name="P2"/>
      <text:p text:style-name="P2"/>
      <text:p text:style-name="P13">首先对 uosWeb项目进行简要说明<text:span text:style-name="T26">：</text:span></text:p>
      <text:p text:style-name="P1"/>
      <text:p text:style-name="P14">一. 对 login app 的说明</text:p>
      <text:p text:style-name="P2"><text:tab/>进入web 页面之后就进入 login 页面， 用户输入帐号密码即可登录（输入帐号的时候输入框颜色为绿色说明数据库中存在该帐号，<text:span text:style-name="T24">帐号密码存在本地的Sqlite3数据库中</text:span>，管理员可进行添加及删除，数据库表的信息可见 login/models.py）。成功登录后页面（afterlogin.html）会显示当前的2个选项——进入sts或者进入 cis。</text:p>
      <text:p text:style-name="P3"><text:tab/>补充<text:span text:style-name="T1">：为能在输入帐号时使得输入框颜色能够随输入内容的变化而变化，我在login.html 中设置当键盘敲击后被释放的时刻，调用 AJAX来访问了一个url（在uosWeb/urls.py：</text:span><text:span text:style-name="T4">url(r'^api/v1/login/$', login_views.apiLogin, name='apilogin') </text:span><text:span text:style-name="T1">），使用该url对应的视图函数（def apiLogin）将输入的帐号与数据库中的进行比对，根据比对结果返回相应的值，在AJAX中再根据视图函数的返回值设置输入框的CSS样式。</text:span></text:p>
      <text:p text:style-name="P2"/>
      <text:p text:style-name="P16">二. 对 sts app的说明</text:p>
      <text:p text:style-name="P5"><text:tab/><text:span text:style-name="T13">1. </text:span>点击 <text:span text:style-name="T2">afterlogin.html 中的按钮来进入 sts（index.html），首先是需要用户手动配置 TestMaster 的地址，只需要输入 IP+PORT，点击“Next”按钮，Django会在后台检测所输入的地址能够被访问。（具体的检测是在sts/views.py 中的tryConnect 函数来操作，当然我们是通过点击“Next” 按钮来调用index.html中的 AJAX 来调用tryConnect函数的）明确：要传递过去的信息有IP+PORT。</text:span></text:p>
      <text:p text:style-name="P6"><text:span text:style-name="T2"><text:tab/>2. 如果用户输入的地址能够访问，那么页面会进入 branch.html，并把上一个页面中用户输入的地址也传过来(是一个表单，action指向相应的url来访问)！这个页面主要展示的是各个branch的信息，包括5个：branchName，compileTimes，</text:span>runT<text:span text:style-name="T13">imes，lastCompile，lastRun。所有的信息都是从 TestMaster 那边传过来的</text:span><text:span text:style-name="T5">[1]</text:span><text:span text:style-name="T15">。我们将每个branch信息显示在html页面上的一个个branch条中，每个branch条都有一个按钮，通过这个按钮我们可以进入下一个页面3。明确：要传递过去的信息有branchName、IP+PORT。（IP+PORT的信息感觉可以直接存储在 sts/views.py中，目前没有尝试）<text:line-break/> <text:s text:c="5"/></text:span><text:span text:style-name="T6">[1] </text:span><text:span text:style-name="T15">的在sts/views.py中的 def branch 中，先获得从 index.html 中传过来的IP+PORT，再在函数中拼接处一个最终的url（必须对应TestMaster那边的api接口的url），通过访问这个url来获取所有的branch信息。所以这个拼接的url除了前面的IP+PORT之外都是写死的，后期要配合TestMaster那边进行修改。</text:span></text:p>
      <text:p text:style-name="P11"><text:span text:style-name="T15"><text:tab/></text:span><text:span text:style-name="T16">3. 点击branch条中的按钮可以进入 conect.html页面。这个页面包含了几个输入框，主要是配置在TestMaster上要进行操作的信息。实际上页面就是包含了一个大表单：首先我们还是把上个页面传过来的IP+PORT信息在后台的视图函数中进行拼接</text:span><text:span text:style-name="T18">（拼接后的地址是对应的TestMaster的返回machine信息的api接口的地址）</text:span><text:span text:style-name="T16">，将其直接显示在第一个输入框中（这一个输入框其实不必显示出</text:span></text:p>
      <text:p text:style-name="P11"><text:soft-page-break/><text:span text:style-name="T16">来）；第二个输入框是要求输入测试集，通过拖拽的方式，</text:span><text:span text:style-name="T25">原有的测试集的名字都是存在本地的数据库中的</text:span><text:span text:style-name="T16">，用户想要添加必须在admin界面中进行添加；第三个输入框是输入patch信息；第四个输入框是隐藏的，其中&lt;input&gt;的内容就是上一个页面传过来的branchName。点击提交按钮之后，页面会跳转到下一个页面machine.html</text:span><text:span text:style-name="T18">，并把表单中所有的&lt;input&gt;中的内容传递给下一个页面对应的视图函数中。</text:span><text:span text:style-name="T16"><text:line-break/><text:tab/>4. machine.html页面主要显示的就是各个machine目前的运行情况。这些情况也全部是从TestMaster中获取的</text:span><text:span text:style-name="T7">[2]</text:span><text:span text:style-name="T16">。该页面会每隔</text:span><text:span text:style-name="T17">5秒钟reload一次，相关代码在html中用JS实现。</text:span></text:p>
      <text:p text:style-name="P7"><text:span text:style-name="T17"><text:s text:c="8"/></text:span><text:span text:style-name="T8">[2]</text:span><text:span text:style-name="T17"> </text:span><text:span text:style-name="T19">这次从 TestMaster 处获取信息与 [1] 中的有所不同，[1] 中不需要用户这边传信息给 TestMaster，用户只需要单纯地访问 TestMaster 对应api 的接口，TestMaster 就会返回branch信息；而在 [2] 中，用户必须把之前 connect.html 中表单的信息也传递给 TestMaster，这样的话TestMaster才能根据比如 branchName、case、patch等的信息来返回具体的machine信息。根据RESTful API 的规范，用户传递信息给TestMaster这一动作应该使用“GET” 操作，所有的信息应该存在 url 中（这个url就是TestMaster中api对应的url，TestMaster应该能够对其进行解析，获取数据）。url类似：</text:span><text:a xlink:type="simple" xlink:href="http://10.0.169.155:8003/?case=testCase&amp;patch=testPatch&amp;branchName=testBranchName" text:style-name="Internet_20_link" text:visited-style-name="Visited_20_Internet_20_Link">http://10.0.169.155:8003</text:a><text:a xlink:type="simple" xlink:href="http://10.0.169.155:8003/?case=testCase&amp;patch=testPatch&amp;branchName=testBranchName" text:style-name="Internet_20_link" text:visited-style-name="Visited_20_Internet_20_Link">/</text:a><text:a xlink:type="simple" xlink:href="http://10.0.169.155:8003/?case=testCase&amp;patch=testPatch&amp;branchName=testBranchName" text:style-name="Internet_20_link" text:visited-style-name="Visited_20_Internet_20_Link">?</text:a><text:a xlink:type="simple" xlink:href="http://10.0.169.155:8003/?case=testCase&amp;patch=testPatch&amp;branchName=testBranchName" text:style-name="Internet_20_link" text:visited-style-name="Visited_20_Internet_20_Link">a</text:a><text:a xlink:type="simple" xlink:href="http://10.0.169.155:8003/?case=testCase&amp;patch=testPatch&amp;branchName=testBranchName" text:style-name="Internet_20_link" text:visited-style-name="Visited_20_Internet_20_Link">s</text:a><text:a xlink:type="simple" xlink:href="http://10.0.169.155:8003/?case=testCase&amp;patch=testPatch&amp;branchName=testBranchName" text:style-name="Internet_20_link" text:visited-style-name="Visited_20_Internet_20_Link">c</text:a><text:a xlink:type="simple" xlink:href="http://10.0.169.155:8003/?case=testCase&amp;patch=testPatch&amp;branchName=testBranchName" text:style-name="Internet_20_link" text:visited-style-name="Visited_20_Internet_20_Link">e=testCase&amp;patch=testPatch&amp;branchName=testBranchName</text:a><text:span text:style-name="T27">，</text:span><text:span text:style-name="T12">对该url的解析会在 TestMaster项目中进行。</text:span></text:p>
      <text:p text:style-name="P5"/>
      <text:p text:style-name="P15">三. 对 cis app的说明</text:p>
      <text:p text:style-name="P9"><text:span text:style-name="T19"><text:tab/></text:span><text:span text:style-name="T20">1. </text:span><text:span text:style-name="T14">点击 </text:span><text:span text:style-name="T21">afterlogin.html 中的按钮来进入 sts（index.html），首先是需要用户手动配置 TestMaster 的地址，只需要输入 IP+PORT，点击“Next”按钮，Django会在后台检测所输入的地址能否被访问</text:span><text:span text:style-name="T20">。这点与 sts 的初始界面一样，但是两者没有关联。</text:span><text:span text:style-name="T21">具体的检测是在cis/views.py 中的tryConnect 函数来操作，当然我们是通过点击“Next” 按钮来调用index.html中的 AJAX 来调用tryConnect函数的）明确：要传递过去的信息有IP+PORT。<text:line-break/><text:tab/></text:span><text:span text:style-name="T22">2. 如果地址能够访问，那么页面会跳转到 machine.html 界面。其中在界面的右上角有“查询”按钮，点击按钮，会触发点击事件——跳转到一个内部的url</text:span><text:span text:style-name="T23">，即相当于调用了 cis/views.py 中的 getMachine函数，其中拼接了url（IP+PORT就存在了后台的views.py 中），直接用“GET”访问从而得到machine的信息，并将之显示在页面上。</text:span></text:p>
      <text:p text:style-name="P8"><text:span text:style-name="T20"/></text:p>
      <text:p text:style-name="P10"><text:span text:style-name="T20"><text:line-break/></text:span><text:span text:style-name="T9">四</text:span><text:span text:style-name="T3">. 对地址 </text:span><text:span text:style-name="T10">api/ping/</text:span><text:span text:style-name="T3"> 的说明</text:span></text:p>
      <text:p text:style-name="P12"><text:span text:style-name="T23"><text:tab/>这个地址是测试人员用的，在浏览器中输入这个地址就可以访问，目的是检测输入的地址能否被访问，若不能，直接弹出警告对话框，若能够访问，那么就在页面上接着显示http协议中的一些内容。具体的实现都在 sts/views.py 中的 ping、tryPing 2个函数中。</text:span></text:p>
      <text:p text:style-name="P17"><text:line-break/><text:span text:style-name="T3">五</text:span><text:span text:style-name="T4">. 对后期可能修改的说明</text:span></text:p>
      <text:p text:style-name="P17"><text:tab/>所有的 TestMaster 端的 api 接口对应的 url 都是在后台的 views.py 中进行拼接的，其中IP+PORT是用户手写的，其后的路径path 是网站编写人员写死的，要修改的话只能在代码中进行修改，这样的修改有<text:span text:style-name="T29">2</text:span>处<text:span text:style-name="T29">：</text:span></text:p>
      <text:p text:style-name="P19"><text:tab/>1. sts/views.py 32行，TestMaster端返回 branch 信息的api接口对应的url</text:p>
      <text:p text:style-name="P18"><text:span text:style-name="T33"><text:tab/>2. sts/views.py 65行，TestMaster端返回 machine信息的api接口对应的url</text:span><text:line-break/><text:line-break/><text:line-break/><text:line-break/><text:soft-page-break/><text:span text:style-name="T30">再对 TestMaster项目进行简要说明</text:span><text:span text:style-name="T31">：<text:line-break/></text:span></text:p>
      <text:p text:style-name="P21"><text:span text:style-name="T34">TestMaster项目中主要就是</text:span><text:span text:style-name="T35">2个接口，对应2个url，这2个url分别是：<text:line-break/><text:tab/></text:span><text:span text:style-name="T11">api/v1/makebranchjson/ <text:s text:c="3"/>返回branch信息</text:span></text:p>
      <text:p text:style-name="P22"><text:tab/>api/v1/makemachinejson/ <text:s text:c="2"/>返回machine信息</text:p>
      <text:p text:style-name="P21"/>
      <text:p text:style-name="P21">这<text:span text:style-name="T32">2个url以及对应的视图函数在后续都应该作修改，以实现相应的操作。目前，前者的视图函数就是简单返回一个JSON数据，包含branch的信息（前面已经讲过了）；后者会分析传过来的url，从url中拿到相应的信息（包括branchName、case、patch等，前面也提到了），如果成功拿到，那么就返回machine的数据，目前没有做复杂的判断，只是单纯做到从url中拿到数据。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9:51:49.235788446</meta:creation-date>
    <dc:date>2017-08-31T15:00:53.260085322</dc:date>
    <meta:editing-duration>PT19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24" meta:word-count="2125" meta:character-count="3588" meta:non-whitespace-character-count="3414"/>
  </office:meta>
</office:document-meta>
</file>